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9.798cm" svg:height="11.136cm" svg:x="12.798cm" svg:y="0cm">
            <draw:object draw:notify-on-update-of-ranges="Arkusz1.A4:Arkusz1.A4 Arkusz1.A5:Arkusz1.A10 Arkusz1.B4:Arkusz1.B4 Arkusz1.B5:Arkusz1.B10 Arkusz1.A4:Arkusz1.A4 Arkusz1.A5:Arkusz1.A10 Arkusz1.C4:Arkusz1.C4 Arkusz1.C5:Arkusz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984cm" svg:height="12.928cm" svg:x="0cm" svg:y="17.281cm">
            <draw:object draw:notify-on-update-of-ranges="Arkusz1.A28:Arkusz1.A28 Arkusz1.A29:Arkusz1.A34 Arkusz1.B28:Arkusz1.B28 Arkusz1.B29:Arkusz1.B34 Arkusz1.A28:Arkusz1.A28 Arkusz1.A29:Arkusz1.A34 Arkusz1.E28:Arkusz1.E28 Arkusz1.E29:Arkusz1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.853cm" svg:height="12.854cm" svg:x="23.637cm" svg:y="17.294cm">
            <draw:object draw:notify-on-update-of-ranges="Arkusz1.H28:Arkusz1.H28 Arkusz1.H29:Arkusz1.H34 Arkusz1.I28:Arkusz1.I28 Arkusz1.I29:Arkusz1.I34 Arkusz1.H28:Arkusz1.H28 Arkusz1.H29:Arkusz1.H34 Arkusz1.L28:Arkusz1.L28 Arkusz1.L29:Arkusz1.L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1.934cm" svg:height="12.337cm" svg:x="33.948cm" svg:y="1.767cm">
            <draw:object draw:notify-on-update-of-ranges="Arkusz1.R26:Arkusz1.R26 Arkusz1.R27:Arkusz1.R37 Arkusz1.S26:Arkusz1.S26 Arkusz1.S27:Arkusz1.S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.333cm" svg:height="16.499cm" svg:x="4.617cm" svg:y="60.155cm">
            <draw:object draw:notify-on-update-of-ranges="Arkusz1.A70:Arkusz1.A70 Arkusz1.A71:Arkusz1.A155 Arkusz1.B70:Arkusz1.B70 Arkusz1.B71:Arkusz1.B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TRIX_SIZE</text:p>
          </table:table-cell>
          <table:table-cell office:value-type="string" calcext:value-type="string">
            <text:p>3-loop</text:p>
          </table:table-cell>
          <table:table-cell office:value-type="string" calcext:value-type="string">
            <text:p>6-loop</text:p>
          </table:table-cell>
          <table:table-cell table:number-columns-repeated="16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6721" calcext:value-type="float">
            <text:p>6721</text:p>
          </table:table-cell>
          <table:table-cell table:style-name="ce3" office:value-type="float" office:value="5926" calcext:value-type="float">
            <text:p>5926</text:p>
          </table:table-cell>
          <table:table-cell table:number-columns-repeated="16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2" office:value-type="float" office:value="19054" calcext:value-type="float">
            <text:p>19054</text:p>
          </table:table-cell>
          <table:table-cell table:style-name="ce2" office:value-type="float" office:value="16635" calcext:value-type="float">
            <text:p>16635</text:p>
          </table:table-cell>
          <table:table-cell table:number-columns-repeated="1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2" office:value-type="float" office:value="41993" calcext:value-type="float">
            <text:p>41993</text:p>
          </table:table-cell>
          <table:table-cell table:style-name="ce2" office:value-type="float" office:value="35215" calcext:value-type="float">
            <text:p>35215</text:p>
          </table:table-cell>
          <table:table-cell table:number-columns-repeated="16"/>
        </table:table-row>
        <table:table-row table:style-name="ro1">
          <table:table-cell table:style-name="ce1" office:value-type="float" office:value="2200" calcext:value-type="float">
            <text:p>2200</text:p>
          </table:table-cell>
          <table:table-cell table:style-name="ce2" office:value-type="float" office:value="79781" calcext:value-type="float">
            <text:p>79781</text:p>
          </table:table-cell>
          <table:table-cell table:style-name="ce3" office:value-type="float" office:value="63809" calcext:value-type="float">
            <text:p>63809</text:p>
          </table:table-cell>
          <table:table-cell table:number-columns-repeated="16"/>
        </table:table-row>
        <table:table-row table:style-name="ro1">
          <table:table-cell table:style-name="ce1" office:value-type="float" office:value="2600" calcext:value-type="float">
            <text:p>2600</text:p>
          </table:table-cell>
          <table:table-cell table:style-name="ce2" office:value-type="float" office:value="139028" calcext:value-type="float">
            <text:p>139028</text:p>
          </table:table-cell>
          <table:table-cell table:style-name="ce3" office:value-type="float" office:value="104969" calcext:value-type="float">
            <text:p>104969</text:p>
          </table:table-cell>
          <table:table-cell table:number-columns-repeated="16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2" office:value-type="float" office:value="231985" calcext:value-type="float">
            <text:p>231985</text:p>
          </table:table-cell>
          <table:table-cell table:style-name="ce2" office:value-type="float" office:value="157762" calcext:value-type="float">
            <text:p>157762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chunk_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3-loop</text:p>
          </table:table-cell>
          <table:table-cell table:number-columns-repeated="6"/>
          <table:table-cell office:value-type="string" calcext:value-type="string">
            <text:p>6-loop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24513" calcext:value-type="float">
            <text:p>24513</text:p>
          </table:table-cell>
        </table:table-row>
        <table:table-row table:style-name="ro1">
          <table:table-cell office:value-type="string" calcext:value-type="string">
            <text:p>MATRIX_SIZE</text:p>
          </table:table-cell>
          <table:table-cell office:value-type="string" calcext:value-type="string">
            <text:p>1 wątek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4 wątki</text:p>
          </table:table-cell>
          <table:table-cell table:number-columns-repeated="2"/>
          <table:table-cell office:value-type="string" calcext:value-type="string">
            <text:p>MATRIX_SIZE</text:p>
          </table:table-cell>
          <table:table-cell office:value-type="string" calcext:value-type="string">
            <text:p>1 wątek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4 wątki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3602" calcext:value-type="float">
            <text:p>236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67" calcext:value-type="float">
            <text:p>6767</text:p>
          </table:table-cell>
          <table:table-cell office:value-type="float" office:value="3608" calcext:value-type="float">
            <text:p>3608</text:p>
          </table:table-cell>
          <table:table-cell office:value-type="float" office:value="3621" calcext:value-type="float">
            <text:p>3621</text:p>
          </table:table-cell>
          <table:table-cell office:value-type="float" office:value="3650" calcext:value-type="float">
            <text:p>3650</text:p>
          </table:table-cell>
          <table:table-cell table:style-name="ce4" table:formula="of:=[.B29]/[.E29]" office:value-type="percentage" office:value="1.85397260273973" calcext:value-type="percentage">
            <text:p>185,40%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61" calcext:value-type="float">
            <text:p>5061</text:p>
          </table:table-cell>
          <table:table-cell office:value-type="float" office:value="2654" calcext:value-type="float">
            <text:p>2654</text:p>
          </table:table-cell>
          <table:table-cell office:value-type="float" office:value="2955" calcext:value-type="float">
            <text:p>2955</text:p>
          </table:table-cell>
          <table:table-cell office:value-type="float" office:value="2667" calcext:value-type="float">
            <text:p>2667</text:p>
          </table:table-cell>
          <table:table-cell table:style-name="ce4" table:formula="of:=[.I29]/[.L29]" office:value-type="percentage" office:value="1.89763779527559" calcext:value-type="percentage">
            <text:p>189,76%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1841" calcext:value-type="float">
            <text:p>2184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328" calcext:value-type="float">
            <text:p>19328</text:p>
          </table:table-cell>
          <table:table-cell office:value-type="float" office:value="10251" calcext:value-type="float">
            <text:p>10251</text:p>
          </table:table-cell>
          <table:table-cell office:value-type="float" office:value="10410" calcext:value-type="float">
            <text:p>10410</text:p>
          </table:table-cell>
          <table:table-cell office:value-type="float" office:value="10649" calcext:value-type="float">
            <text:p>10649</text:p>
          </table:table-cell>
          <table:table-cell table:style-name="ce4" table:formula="of:=[.B30]/[.E30]" office:value-type="percentage" office:value="1.81500610385952" calcext:value-type="percentage">
            <text:p>181,50%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3782" calcext:value-type="float">
            <text:p>13782</text:p>
          </table:table-cell>
          <table:table-cell office:value-type="float" office:value="7325" calcext:value-type="float">
            <text:p>7325</text:p>
          </table:table-cell>
          <table:table-cell office:value-type="float" office:value="7774" calcext:value-type="float">
            <text:p>7774</text:p>
          </table:table-cell>
          <table:table-cell office:value-type="float" office:value="7195" calcext:value-type="float">
            <text:p>7195</text:p>
          </table:table-cell>
          <table:table-cell table:style-name="ce4" table:formula="of:=[.I30]/[.L30]" office:value-type="percentage" office:value="1.91549687282835" calcext:value-type="percentage">
            <text:p>191,55%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2304" calcext:value-type="float">
            <text:p>42304</text:p>
          </table:table-cell>
          <table:table-cell office:value-type="float" office:value="22455" calcext:value-type="float">
            <text:p>22455</text:p>
          </table:table-cell>
          <table:table-cell office:value-type="float" office:value="25036" calcext:value-type="float">
            <text:p>25036</text:p>
          </table:table-cell>
          <table:table-cell office:value-type="float" office:value="23810" calcext:value-type="float">
            <text:p>23810</text:p>
          </table:table-cell>
          <table:table-cell table:style-name="ce4" table:formula="of:=[.B31]/[.E31]" office:value-type="percentage" office:value="1.77673246535069" calcext:value-type="percentage">
            <text:p>177,67%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9368" calcext:value-type="float">
            <text:p>29368</text:p>
          </table:table-cell>
          <table:table-cell office:value-type="float" office:value="15484" calcext:value-type="float">
            <text:p>15484</text:p>
          </table:table-cell>
          <table:table-cell office:value-type="float" office:value="15496" calcext:value-type="float">
            <text:p>15496</text:p>
          </table:table-cell>
          <table:table-cell office:value-type="float" office:value="15450" calcext:value-type="float">
            <text:p>15450</text:p>
          </table:table-cell>
          <table:table-cell table:style-name="ce4" table:formula="of:=[.I31]/[.L31]" office:value-type="percentage" office:value="1.90084142394822" calcext:value-type="percentage">
            <text:p>190,08%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1665" calcext:value-type="float">
            <text:p>216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278" calcext:value-type="float">
            <text:p>80278</text:p>
          </table:table-cell>
          <table:table-cell office:value-type="float" office:value="43146" calcext:value-type="float">
            <text:p>43146</text:p>
          </table:table-cell>
          <table:table-cell office:value-type="float" office:value="46516" calcext:value-type="float">
            <text:p>46516</text:p>
          </table:table-cell>
          <table:table-cell office:value-type="float" office:value="45127" calcext:value-type="float">
            <text:p>45127</text:p>
          </table:table-cell>
          <table:table-cell table:style-name="ce4" table:formula="of:=[.B32]/[.E32]" office:value-type="percentage" office:value="1.77893500565072" calcext:value-type="percentage">
            <text:p>177,89%</text:p>
          </table:table-cell>
          <table:table-cell/>
          <table:table-cell office:value-type="float" office:value="2200" calcext:value-type="float">
            <text:p>2200</text:p>
          </table:table-cell>
          <table:table-cell table:style-name="ce1" office:value-type="float" office:value="53595" calcext:value-type="float">
            <text:p>53595</text:p>
          </table:table-cell>
          <table:table-cell office:value-type="float" office:value="28664" calcext:value-type="float">
            <text:p>28664</text:p>
          </table:table-cell>
          <table:table-cell office:value-type="float" office:value="30198" calcext:value-type="float">
            <text:p>30198</text:p>
          </table:table-cell>
          <table:table-cell office:value-type="float" office:value="27983" calcext:value-type="float">
            <text:p>27983</text:p>
          </table:table-cell>
          <table:table-cell table:style-name="ce4" table:formula="of:=[.I32]/[.L32]" office:value-type="percentage" office:value="1.91526998534825" calcext:value-type="percentage">
            <text:p>191,53%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1394" calcext:value-type="float">
            <text:p>2139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153" calcext:value-type="float">
            <text:p>140153</text:p>
          </table:table-cell>
          <table:table-cell office:value-type="float" office:value="74142" calcext:value-type="float">
            <text:p>74142</text:p>
          </table:table-cell>
          <table:table-cell office:value-type="float" office:value="77127" calcext:value-type="float">
            <text:p>77127</text:p>
          </table:table-cell>
          <table:table-cell office:value-type="float" office:value="79814" calcext:value-type="float">
            <text:p>79814</text:p>
          </table:table-cell>
          <table:table-cell table:style-name="ce4" table:formula="of:=[.B33]/[.E33]" office:value-type="percentage" office:value="1.75599518881399" calcext:value-type="percentage">
            <text:p>175,60%</text:p>
          </table:table-cell>
          <table:table-cell/>
          <table:table-cell office:value-type="float" office:value="2600" calcext:value-type="float">
            <text:p>2600</text:p>
          </table:table-cell>
          <table:table-cell table:style-name="ce1" office:value-type="float" office:value="89399" calcext:value-type="float">
            <text:p>89399</text:p>
          </table:table-cell>
          <table:table-cell office:value-type="float" office:value="46769" calcext:value-type="float">
            <text:p>46769</text:p>
          </table:table-cell>
          <table:table-cell office:value-type="float" office:value="48231" calcext:value-type="float">
            <text:p>48231</text:p>
          </table:table-cell>
          <table:table-cell office:value-type="float" office:value="46686" calcext:value-type="float">
            <text:p>46686</text:p>
          </table:table-cell>
          <table:table-cell table:style-name="ce4" table:formula="of:=[.I33]/[.L33]" office:value-type="percentage" office:value="1.91489954161847" calcext:value-type="percentage">
            <text:p>191,49%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21347" calcext:value-type="float">
            <text:p>213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29969" calcext:value-type="float">
            <text:p>229969</text:p>
          </table:table-cell>
          <table:table-cell office:value-type="float" office:value="121471" calcext:value-type="float">
            <text:p>121471</text:p>
          </table:table-cell>
          <table:table-cell office:value-type="float" office:value="123220" calcext:value-type="float">
            <text:p>123220</text:p>
          </table:table-cell>
          <table:table-cell office:value-type="float" office:value="126809" calcext:value-type="float">
            <text:p>126809</text:p>
          </table:table-cell>
          <table:table-cell table:style-name="ce4" table:formula="of:=[.B34]/[.E34]" office:value-type="percentage" office:value="1.81350692774172" calcext:value-type="percentage">
            <text:p>181,35%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1" office:value-type="float" office:value="136220" calcext:value-type="float">
            <text:p>136220</text:p>
          </table:table-cell>
          <table:table-cell office:value-type="float" office:value="73380" calcext:value-type="float">
            <text:p>73380</text:p>
          </table:table-cell>
          <table:table-cell office:value-type="float" office:value="71993" calcext:value-type="float">
            <text:p>71993</text:p>
          </table:table-cell>
          <table:table-cell office:value-type="float" office:value="70925" calcext:value-type="float">
            <text:p>70925</text:p>
          </table:table-cell>
          <table:table-cell table:style-name="ce4" table:formula="of:=[.I34]/[.L34]" office:value-type="percentage" office:value="1.92062037363412" calcext:value-type="percentage">
            <text:p>192,06%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21159" calcext:value-type="float">
            <text:p>21159</text:p>
          </table:table-cell>
        </table:table-row>
        <table:table-row table:style-name="ro1">
          <table:table-cell table:number-columns-repeated="17"/>
          <table:table-cell office:value-type="float" office:value="400" calcext:value-type="float">
            <text:p>400</text:p>
          </table:table-cell>
          <table:table-cell office:value-type="float" office:value="24823" calcext:value-type="float">
            <text:p>24823</text:p>
          </table:table-cell>
        </table:table-row>
        <table:table-row table:style-name="ro1">
          <table:table-cell table:number-columns-repeated="17"/>
          <table:table-cell office:value-type="float" office:value="500" calcext:value-type="float">
            <text:p>500</text:p>
          </table:table-cell>
          <table:table-cell office:value-type="float" office:value="21236" calcext:value-type="float">
            <text:p>21236</text:p>
          </table:table-cell>
        </table:table-row>
        <table:table-row table:style-name="ro1">
          <table:table-cell table:number-columns-repeated="17"/>
          <table:table-cell office:value-type="float" office:value="1000" calcext:value-type="float">
            <text:p>1000</text:p>
          </table:table-cell>
          <table:table-cell office:value-type="float" office:value="22186" calcext:value-type="float">
            <text:p>22186</text:p>
          </table:table-cell>
        </table:table-row>
        <table:table-row table:style-name="ro1" table:number-rows-repeated="31">
          <table:table-cell table:number-columns-repeated="19"/>
        </table:table-row>
        <table:table-row table:style-name="ro1">
          <table:table-cell office:value-type="string" calcext:value-type="string">
            <text:p>CUD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[ms]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30756" calcext:value-type="float">
            <text:p>0,000030756</text:p>
          </table:table-cell>
          <table:table-cell table:number-columns-repeated="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144482" calcext:value-type="float">
            <text:p>0,0000144482</text:p>
          </table:table-cell>
          <table:table-cell table:number-columns-repeated="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134468" calcext:value-type="float">
            <text:p>0,0000134468</text:p>
          </table:table-cell>
          <table:table-cell table:number-columns-repeated="1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157356" calcext:value-type="float">
            <text:p>0,0000157356</text:p>
          </table:table-cell>
          <table:table-cell table:number-columns-repeated="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191689" calcext:value-type="float">
            <text:p>0,0000191689</text:p>
          </table:table-cell>
          <table:table-cell table:number-columns-repeated="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157356" calcext:value-type="float">
            <text:p>0,0000157356</text:p>
          </table:table-cell>
          <table:table-cell table:number-columns-repeated="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147343" calcext:value-type="float">
            <text:p>0,0000147343</text:p>
          </table:table-cell>
          <table:table-cell table:number-columns-repeated="1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167847" calcext:value-type="float">
            <text:p>0,0000167847</text:p>
          </table:table-cell>
          <table:table-cell table:number-columns-repeated="1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144005" calcext:value-type="float">
            <text:p>0,0000144005</text:p>
          </table:table-cell>
          <table:table-cell table:number-columns-repeated="1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162601" calcext:value-type="float">
            <text:p>0,0000162601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136852" calcext:value-type="float">
            <text:p>0,0000136852</text:p>
          </table:table-cell>
          <table:table-cell table:number-columns-repeated="1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0014782" calcext:value-type="float">
            <text:p>0,000014782</text:p>
          </table:table-cell>
          <table:table-cell table:number-columns-repeated="17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001688" calcext:value-type="float">
            <text:p>0,00001688</text:p>
          </table:table-cell>
          <table:table-cell table:number-columns-repeated="17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00164986" calcext:value-type="float">
            <text:p>0,0000164986</text:p>
          </table:table-cell>
          <table:table-cell table:number-columns-repeated="1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00145912" calcext:value-type="float">
            <text:p>0,0000145912</text:p>
          </table:table-cell>
          <table:table-cell table:number-columns-repeated="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138283" calcext:value-type="float">
            <text:p>0,0000138283</text:p>
          </table:table-cell>
          <table:table-cell table:number-columns-repeated="17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00226021" calcext:value-type="float">
            <text:p>0,0000226021</text:p>
          </table:table-cell>
          <table:table-cell table:number-columns-repeated="17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00144958" calcext:value-type="float">
            <text:p>0,0000144958</text:p>
          </table:table-cell>
          <table:table-cell table:number-columns-repeated="17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00133991" calcext:value-type="float">
            <text:p>0,0000133991</text:p>
          </table:table-cell>
          <table:table-cell table:number-columns-repeated="17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00136852" calcext:value-type="float">
            <text:p>0,0000136852</text:p>
          </table:table-cell>
          <table:table-cell table:number-columns-repeated="1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134468" calcext:value-type="float">
            <text:p>0,0000134468</text:p>
          </table:table-cell>
          <table:table-cell table:number-columns-repeated="17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00133038" calcext:value-type="float">
            <text:p>0,0000133038</text:p>
          </table:table-cell>
          <table:table-cell table:number-columns-repeated="1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00133514" calcext:value-type="float">
            <text:p>0,0000133514</text:p>
          </table:table-cell>
          <table:table-cell table:number-columns-repeated="17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00136375" calcext:value-type="float">
            <text:p>0,0000136375</text:p>
          </table:table-cell>
          <table:table-cell table:number-columns-repeated="17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00134945" calcext:value-type="float">
            <text:p>0,0000134945</text:p>
          </table:table-cell>
          <table:table-cell table:number-columns-repeated="17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00135422" calcext:value-type="float">
            <text:p>0,0000135422</text:p>
          </table:table-cell>
          <table:table-cell table:number-columns-repeated="17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00167847" calcext:value-type="float">
            <text:p>0,0000167847</text:p>
          </table:table-cell>
          <table:table-cell table:number-columns-repeated="17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0014019" calcext:value-type="float">
            <text:p>0,000014019</text:p>
          </table:table-cell>
          <table:table-cell table:number-columns-repeated="17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00153065" calcext:value-type="float">
            <text:p>0,0000153065</text:p>
          </table:table-cell>
          <table:table-cell table:number-columns-repeated="17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00144958" calcext:value-type="float">
            <text:p>0,0000144958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14019" calcext:value-type="float">
            <text:p>0,000014019</text:p>
          </table:table-cell>
          <table:table-cell table:number-columns-repeated="17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00138283" calcext:value-type="float">
            <text:p>0,0000138283</text:p>
          </table:table-cell>
          <table:table-cell table:number-columns-repeated="17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00164509" calcext:value-type="float">
            <text:p>0,0000164509</text:p>
          </table:table-cell>
          <table:table-cell table:number-columns-repeated="17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00135422" calcext:value-type="float">
            <text:p>0,0000135422</text:p>
          </table:table-cell>
          <table:table-cell table:number-columns-repeated="17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00138283" calcext:value-type="float">
            <text:p>0,0000138283</text:p>
          </table:table-cell>
          <table:table-cell table:number-columns-repeated="17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00134945" calcext:value-type="float">
            <text:p>0,0000134945</text:p>
          </table:table-cell>
          <table:table-cell table:number-columns-repeated="17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00316143" calcext:value-type="float">
            <text:p>0,0000316143</text:p>
          </table:table-cell>
          <table:table-cell table:number-columns-repeated="17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0056982" calcext:value-type="float">
            <text:p>0,000056982</text:p>
          </table:table-cell>
          <table:table-cell table:number-columns-repeated="17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00516891" calcext:value-type="float">
            <text:p>0,0000516891</text:p>
          </table:table-cell>
          <table:table-cell table:number-columns-repeated="17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00613213" calcext:value-type="float">
            <text:p>0,0000613213</text:p>
          </table:table-cell>
          <table:table-cell table:number-columns-repeated="1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612259" calcext:value-type="float">
            <text:p>0,0000612259</text:p>
          </table:table-cell>
          <table:table-cell table:number-columns-repeated="17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00586033" calcext:value-type="float">
            <text:p>0,0000586033</text:p>
          </table:table-cell>
          <table:table-cell table:number-columns-repeated="17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00752449" calcext:value-type="float">
            <text:p>0,0000752449</text:p>
          </table:table-cell>
          <table:table-cell table:number-columns-repeated="17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00879765" calcext:value-type="float">
            <text:p>0,0000879765</text:p>
          </table:table-cell>
          <table:table-cell table:number-columns-repeated="17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00967979" calcext:value-type="float">
            <text:p>0,0000967979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01134396" calcext:value-type="float">
            <text:p>0,0001134396</text:p>
          </table:table-cell>
          <table:table-cell table:number-columns-repeated="17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01272202" calcext:value-type="float">
            <text:p>0,0001272202</text:p>
          </table:table-cell>
          <table:table-cell table:number-columns-repeated="17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01402855" calcext:value-type="float">
            <text:p>0,0001402855</text:p>
          </table:table-cell>
          <table:table-cell table:number-columns-repeated="17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01541615" calcext:value-type="float">
            <text:p>0,0001541615</text:p>
          </table:table-cell>
          <table:table-cell table:number-columns-repeated="17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01685619" calcext:value-type="float">
            <text:p>0,0001685619</text:p>
          </table:table-cell>
          <table:table-cell table:number-columns-repeated="17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1866817" calcext:value-type="float">
            <text:p>0,0001866817</text:p>
          </table:table-cell>
          <table:table-cell table:number-columns-repeated="17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02025127" calcext:value-type="float">
            <text:p>0,0002025127</text:p>
          </table:table-cell>
          <table:table-cell table:number-columns-repeated="17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02195835" calcext:value-type="float">
            <text:p>0,0002195835</text:p>
          </table:table-cell>
          <table:table-cell table:number-columns-repeated="17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02366066" calcext:value-type="float">
            <text:p>0,0002366066</text:p>
          </table:table-cell>
          <table:table-cell table:number-columns-repeated="17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02551079" calcext:value-type="float">
            <text:p>0,0002551079</text:p>
          </table:table-cell>
          <table:table-cell table:number-columns-repeated="17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0274229" calcext:value-type="float">
            <text:p>0,000274229</text:p>
          </table:table-cell>
          <table:table-cell table:number-columns-repeated="17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0293684" calcext:value-type="float">
            <text:p>0,000293684</text:p>
          </table:table-cell>
          <table:table-cell table:number-columns-repeated="17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03145218" calcext:value-type="float">
            <text:p>0,0003145218</text:p>
          </table:table-cell>
          <table:table-cell table:number-columns-repeated="17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03365993" calcext:value-type="float">
            <text:p>0,0003365993</text:p>
          </table:table-cell>
          <table:table-cell table:number-columns-repeated="17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03554344" calcext:value-type="float">
            <text:p>0,0003554344</text:p>
          </table:table-cell>
          <table:table-cell table:number-columns-repeated="17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3808975" calcext:value-type="float">
            <text:p>0,0003808975</text:p>
          </table:table-cell>
          <table:table-cell table:number-columns-repeated="17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04037857" calcext:value-type="float">
            <text:p>0,0004037857</text:p>
          </table:table-cell>
          <table:table-cell table:number-columns-repeated="17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04282951" calcext:value-type="float">
            <text:p>0,0004282951</text:p>
          </table:table-cell>
          <table:table-cell table:number-columns-repeated="17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04527092" calcext:value-type="float">
            <text:p>0,0004527092</text:p>
          </table:table-cell>
          <table:table-cell table:number-columns-repeated="17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04785538" calcext:value-type="float">
            <text:p>0,0004785538</text:p>
          </table:table-cell>
          <table:table-cell table:number-columns-repeated="17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0504446" calcext:value-type="float">
            <text:p>0,000504446</text:p>
          </table:table-cell>
          <table:table-cell table:number-columns-repeated="17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052948" calcext:value-type="float">
            <text:p>0,00052948</text:p>
          </table:table-cell>
          <table:table-cell table:number-columns-repeated="17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05834103" calcext:value-type="float">
            <text:p>0,0005834103</text:p>
          </table:table-cell>
          <table:table-cell table:number-columns-repeated="17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05852222" calcext:value-type="float">
            <text:p>0,0005852222</text:p>
          </table:table-cell>
          <table:table-cell table:number-columns-repeated="17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06141663" calcext:value-type="float">
            <text:p>0,0006141663</text:p>
          </table:table-cell>
          <table:table-cell table:number-columns-repeated="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6412029" calcext:value-type="float">
            <text:p>0,0006412029</text:p>
          </table:table-cell>
          <table:table-cell table:number-columns-repeated="17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06739616" calcext:value-type="float">
            <text:p>0,0006739616</text:p>
          </table:table-cell>
          <table:table-cell table:number-columns-repeated="17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07002831" calcext:value-type="float">
            <text:p>0,0007002831</text:p>
          </table:table-cell>
          <table:table-cell table:number-columns-repeated="17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007372379" calcext:value-type="float">
            <text:p>0,0007372379</text:p>
          </table:table-cell>
          <table:table-cell table:number-columns-repeated="17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07687092" calcext:value-type="float">
            <text:p>0,0007687092</text:p>
          </table:table-cell>
          <table:table-cell table:number-columns-repeated="17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07998466" calcext:value-type="float">
            <text:p>0,0007998466</text:p>
          </table:table-cell>
          <table:table-cell table:number-columns-repeated="17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08349419" calcext:value-type="float">
            <text:p>0,0008349419</text:p>
          </table:table-cell>
          <table:table-cell table:number-columns-repeated="17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008687496" calcext:value-type="float">
            <text:p>0,0008687496</text:p>
          </table:table-cell>
          <table:table-cell table:number-columns-repeated="17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08999825" calcext:value-type="float">
            <text:p>0,0008999825</text:p>
          </table:table-cell>
          <table:table-cell table:number-columns-repeated="17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009400845" calcext:value-type="float">
            <text:p>0,0009400845</text:p>
          </table:table-cell>
          <table:table-cell table:number-columns-repeated="17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9733677" calcext:value-type="float">
            <text:p>0,0009733677</text:p>
          </table:table-cell>
          <table:table-cell table:number-columns-repeated="17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010120392" calcext:value-type="float">
            <text:p>0,0010120392</text:p>
          </table:table-cell>
          <table:table-cell table:number-columns-repeated="17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104599" calcext:value-type="float">
            <text:p>0,00104599</text:p>
          </table:table-cell>
          <table:table-cell table:number-columns-repeated="17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010877132" calcext:value-type="float">
            <text:p>0,0010877132</text:p>
          </table:table-cell>
          <table:table-cell table:number-columns-repeated="17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11209011" calcext:value-type="float">
            <text:p>0,001120901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7:21:48.817117230</meta:creation-date>
    <dc:date>2022-06-04T13:11:22.435276754</dc:date>
    <meta:editing-duration>PT20M59S</meta:editing-duration>
    <meta:editing-cycles>8</meta:editing-cycles>
    <meta:generator>LibreOffice/7.3.3.2$Linux_X86_64 LibreOffice_project/30$Build-2</meta:generator>
    <meta:document-statistic meta:table-count="1" meta:cell-count="30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" chart:maximum="3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99cm" svg:height="11.137cm" xlink:href=".." xlink:type="simple" chart:class="chart:scatter" chart:style-name="ch1">
        <chart:title svg:x="5.847cm" svg:y="0.358cm" chart:style-name="ch2">
          <text:p>Sekwencyjne czasy mnożenia macierzy</text:p>
        </chart:title>
        <chart:legend chart:legend-position="end" svg:x="17.529cm" svg:y="5.02cm" style:legend-expansion="high" chart:style-name="ch3"/>
        <chart:plot-area chart:style-name="ch4" table:cell-range-address="Arkusz1.A4:Arkusz1.C10" chart:data-source-has-labels="row" svg:x="1.406cm" svg:y="1.359cm" svg:width="15.728cm" svg:height="8.575cm">
          <chart:coordinate-region svg:x="2.768cm" svg:y="1.559cm" svg:width="13.994cm" svg:height="7.728cm"/>
          <chart:axis chart:dimension="x" chart:name="primary-x" chart:style-name="ch5">
            <chart:title svg:x="8.181cm" svg:y="10.156cm" chart:style-name="ch6">
              <text:p>MATRIX_SIZE</text:p>
            </chart:title>
          </chart:axis>
          <chart:axis chart:dimension="y" chart:name="primary-y" chart:style-name="ch7">
            <chart:title svg:x="0.451cm" svg:y="6.338cm" chart:style-name="ch8">
              <text:p>time [ms]</text:p>
            </chart:title>
            <chart:grid chart:style-name="ch9" chart:class="major"/>
          </chart:axis>
          <chart:series chart:style-name="ch10" chart:values-cell-range-address="Arkusz1.B5:Arkusz1.B10" chart:label-cell-address="Arkusz1.B4:Arkusz1.B4" chart:class="chart:scatter">
            <chart:domain table:cell-range-address="Arkusz1.A5:Arkusz1.A10"/>
            <chart:data-point chart:repeated="6"/>
          </chart:series>
          <chart:series chart:style-name="ch11" chart:values-cell-range-address="Arkusz1.C5:Arkusz1.C10" chart:label-cell-address="Arkusz1.C4:Arkusz1.C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3-loop</text:p>
                <draw:g>
                  <svg:desc>Arkusz1.B4:Arkusz1.B4</svg:desc>
                </draw:g>
              </table:table-cell>
              <table:table-cell office:value-type="string">
                <text:p>6-loop</text:p>
                <draw:g>
                  <svg:desc>Arkusz1.C4:Arkusz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5:Arkusz1.A10</svg:desc>
                </draw:g>
              </table:table-cell>
              <table:table-cell office:value-type="float" office:value="6721">
                <text:p>6721</text:p>
                <draw:g>
                  <svg:desc>Arkusz1.B5:Arkusz1.B10</svg:desc>
                </draw:g>
              </table:table-cell>
              <table:table-cell office:value-type="float" office:value="5926">
                <text:p>5926</text:p>
                <draw:g>
                  <svg:desc>Arkusz1.C5:Arkusz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9054">
                <text:p>19054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41993">
                <text:p>41993</text:p>
              </table:table-cell>
              <table:table-cell office:value-type="float" office:value="35215">
                <text:p>3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79781">
                <text:p>79781</text:p>
              </table:table-cell>
              <table:table-cell office:value-type="float" office:value="63809">
                <text:p>63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0">
                <text:p>2600</text:p>
              </table:table-cell>
              <table:table-cell office:value-type="float" office:value="139028">
                <text:p>139028</text:p>
              </table:table-cell>
              <table:table-cell office:value-type="float" office:value="104969">
                <text:p>104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31985">
                <text:p>231985</text:p>
              </table:table-cell>
              <table:table-cell office:value-type="float" office:value="157762">
                <text:p>157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000" chart:maximum="3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85cm" svg:height="12.929cm" xlink:href=".." xlink:type="simple" chart:class="chart:scatter" chart:style-name="ch1">
        <chart:title svg:x="7.414cm" svg:y="0.394cm" chart:style-name="ch2">
          <text:p>Czasy równoległego mnożenia macierzy</text:p>
        </chart:title>
        <chart:subtitle svg:x="9.9cm" svg:y="1.431cm" chart:style-name="ch3">
          <text:p>Metodą 3-pętlową</text:p>
        </chart:subtitle>
        <chart:legend chart:legend-position="end" svg:x="20.45cm" svg:y="5.916cm" style:legend-expansion="high" chart:style-name="ch4"/>
        <chart:plot-area chart:style-name="ch5" table:cell-range-address="Arkusz1.A28:Arkusz1.B34 Arkusz1.E28:Arkusz1.E34" chart:data-source-has-labels="row" svg:x="1.47cm" svg:y="2.372cm" svg:width="18.521cm" svg:height="9.318cm">
          <chart:coordinate-region svg:x="2.832cm" svg:y="2.571cm" svg:width="16.787cm" svg:height="8.472cm"/>
          <chart:axis chart:dimension="x" chart:name="primary-x" chart:style-name="ch6">
            <chart:title svg:x="9.641cm" svg:y="11.948cm" chart:style-name="ch7">
              <text:p>MATRIX_SIZE</text:p>
            </chart:title>
          </chart:axis>
          <chart:axis chart:dimension="y" chart:name="primary-y" chart:style-name="ch8">
            <chart:title svg:x="0.451cm" svg:y="7.723cm" chart:style-name="ch9">
              <text:p>time [ms]</text:p>
            </chart:title>
            <chart:grid chart:style-name="ch10" chart:class="major"/>
          </chart:axis>
          <chart:series chart:style-name="ch11" chart:values-cell-range-address="Arkusz1.B29:Arkusz1.B34" chart:label-cell-address="Arkusz1.B28:Arkusz1.B28" chart:class="chart:scatter">
            <chart:domain table:cell-range-address="Arkusz1.A29:Arkusz1.A34"/>
            <chart:data-point chart:repeated="6"/>
          </chart:series>
          <chart:series chart:style-name="ch12" chart:values-cell-range-address="Arkusz1.E29:Arkusz1.E34" chart:label-cell-address="Arkusz1.E28:Arkusz1.E28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1 wątek</text:p>
                <draw:g>
                  <svg:desc>Arkusz1.B28:Arkusz1.B28</svg:desc>
                </draw:g>
              </table:table-cell>
              <table:table-cell office:value-type="string">
                <text:p>4 wątki</text:p>
                <draw:g>
                  <svg:desc>Arkusz1.E28:Arkusz1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29:Arkusz1.A34</svg:desc>
                </draw:g>
              </table:table-cell>
              <table:table-cell office:value-type="float" office:value="6767">
                <text:p>6767</text:p>
                <draw:g>
                  <svg:desc>Arkusz1.B29:Arkusz1.B34</svg:desc>
                </draw:g>
              </table:table-cell>
              <table:table-cell office:value-type="float" office:value="3650">
                <text:p>3650</text:p>
                <draw:g>
                  <svg:desc>Arkusz1.E29:Arkusz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9328">
                <text:p>19328</text:p>
              </table:table-cell>
              <table:table-cell office:value-type="float" office:value="10649">
                <text:p>10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42304">
                <text:p>42304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80278">
                <text:p>80278</text:p>
              </table:table-cell>
              <table:table-cell office:value-type="float" office:value="45127">
                <text:p>45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0">
                <text:p>2600</text:p>
              </table:table-cell>
              <table:table-cell office:value-type="float" office:value="140153">
                <text:p>140153</text:p>
              </table:table-cell>
              <table:table-cell office:value-type="float" office:value="79814">
                <text:p>79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29969">
                <text:p>229969</text:p>
              </table:table-cell>
              <table:table-cell office:value-type="float" office:value="126809">
                <text:p>126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000" chart:maximum="3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4cm" svg:height="12.855cm" xlink:href=".." xlink:type="simple" chart:class="chart:scatter" chart:style-name="ch1">
        <chart:title svg:x="7.349cm" svg:y="0.393cm" chart:style-name="ch2">
          <text:p>Czasy równoległego mnożenia macierzy</text:p>
        </chart:title>
        <chart:subtitle svg:x="9.835cm" svg:y="1.429cm" chart:style-name="ch3">
          <text:p>Metodą 6-pętlową</text:p>
        </chart:subtitle>
        <chart:legend chart:legend-position="end" svg:x="20.319cm" svg:y="5.879cm" style:legend-expansion="high" chart:style-name="ch4"/>
        <chart:plot-area chart:style-name="ch5" table:cell-range-address="Arkusz1.H28:Arkusz1.I34 Arkusz1.L28:Arkusz1.L34" chart:data-source-has-labels="row" svg:x="1.468cm" svg:y="2.369cm" svg:width="18.394cm" svg:height="9.248cm">
          <chart:coordinate-region svg:x="2.829cm" svg:y="2.568cm" svg:width="16.659cm" svg:height="8.402cm"/>
          <chart:axis chart:dimension="x" chart:name="primary-x" chart:style-name="ch6">
            <chart:title svg:x="9.576cm" svg:y="11.874cm" chart:style-name="ch7">
              <text:p>MATRIX_SIZE</text:p>
            </chart:title>
          </chart:axis>
          <chart:axis chart:dimension="y" chart:name="primary-y" chart:style-name="ch8">
            <chart:title svg:x="0.451cm" svg:y="7.685cm" chart:style-name="ch9">
              <text:p>time [ms]</text:p>
            </chart:title>
            <chart:grid chart:style-name="ch10" chart:class="major"/>
          </chart:axis>
          <chart:series chart:style-name="ch11" chart:values-cell-range-address="Arkusz1.I29:Arkusz1.I34" chart:label-cell-address="Arkusz1.I28:Arkusz1.I28" chart:class="chart:scatter">
            <chart:domain table:cell-range-address="Arkusz1.H29:Arkusz1.H34"/>
            <chart:data-point chart:repeated="6"/>
          </chart:series>
          <chart:series chart:style-name="ch12" chart:values-cell-range-address="Arkusz1.L29:Arkusz1.L34" chart:label-cell-address="Arkusz1.L28:Arkusz1.L28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1 wątek</text:p>
                <draw:g>
                  <svg:desc>Arkusz1.I28:Arkusz1.I28</svg:desc>
                </draw:g>
              </table:table-cell>
              <table:table-cell office:value-type="string">
                <text:p>4 wątki</text:p>
                <draw:g>
                  <svg:desc>Arkusz1.L28:Arkusz1.L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H29:Arkusz1.H34</svg:desc>
                </draw:g>
              </table:table-cell>
              <table:table-cell office:value-type="float" office:value="5061">
                <text:p>5061</text:p>
                <draw:g>
                  <svg:desc>Arkusz1.I29:Arkusz1.I34</svg:desc>
                </draw:g>
              </table:table-cell>
              <table:table-cell office:value-type="float" office:value="2667">
                <text:p>2667</text:p>
                <draw:g>
                  <svg:desc>Arkusz1.L29:Arkusz1.L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3782">
                <text:p>13782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9368">
                <text:p>29368</text:p>
              </table:table-cell>
              <table:table-cell office:value-type="float" office:value="15450">
                <text:p>15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53595">
                <text:p>53595</text:p>
              </table:table-cell>
              <table:table-cell office:value-type="float" office:value="27983">
                <text:p>27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0">
                <text:p>2600</text:p>
              </table:table-cell>
              <table:table-cell office:value-type="float" office:value="89399">
                <text:p>89399</text:p>
              </table:table-cell>
              <table:table-cell office:value-type="float" office:value="46686">
                <text:p>46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36220">
                <text:p>136220</text:p>
              </table:table-cell>
              <table:table-cell office:value-type="float" office:value="70925">
                <text:p>709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35cm" svg:height="12.338cm" xlink:href=".." xlink:type="simple" chart:class="chart:scatter" chart:style-name="ch1">
        <chart:title svg:x="3.74cm" svg:y="0.382cm" chart:style-name="ch2">
          <text:p>Zależność czasu przetwarzania metody 6-pętlowej od wielkosci obszaru</text:p>
        </chart:title>
        <chart:subtitle svg:x="7.656cm" svg:y="1.407cm" chart:style-name="ch3">
          <text:p>dla macierzy kwadratowej 2000x2000</text:p>
        </chart:subtitle>
        <chart:plot-area chart:style-name="ch4" table:cell-range-address="Arkusz1.R26:Arkusz1.S37" chart:data-source-has-labels="row" svg:x="1.449cm" svg:y="2.336cm" svg:width="20.048cm" svg:height="8.775cm">
          <chart:coordinate-region svg:x="2.626cm" svg:y="2.535cm" svg:width="18.499cm" svg:height="7.929cm"/>
          <chart:axis chart:dimension="x" chart:name="primary-x" chart:style-name="ch5">
            <chart:title svg:x="9.577cm" svg:y="11.357cm" chart:style-name="ch6">
              <text:p>Wartość parametru chunk</text:p>
            </chart:title>
          </chart:axis>
          <chart:axis chart:dimension="y" chart:name="primary-y" chart:style-name="ch7">
            <chart:title svg:x="0.451cm" svg:y="7.481cm" chart:style-name="ch8">
              <text:p>Czas [ms]</text:p>
            </chart:title>
            <chart:grid chart:style-name="ch9" chart:class="major"/>
          </chart:axis>
          <chart:series chart:style-name="ch10" chart:values-cell-range-address="Arkusz1.S27:Arkusz1.S37" chart:label-cell-address="Arkusz1.S26:Arkusz1.S26" chart:class="chart:scatter">
            <chart:domain table:cell-range-address="Arkusz1.R27:Arkusz1.R3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R</text:p>
              </table:table-cell>
              <table:table-cell office:value-type="string">
                <text:p>time</text:p>
                <draw:g>
                  <svg:desc>Arkusz1.S26:Arkusz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R27:Arkusz1.R37</svg:desc>
                </draw:g>
              </table:table-cell>
              <table:table-cell office:value-type="float" office:value="24513">
                <text:p>24513</text:p>
                <draw:g>
                  <svg:desc>Arkusz1.S27:Arkusz1.S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3602">
                <text:p>2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1841">
                <text:p>21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1919">
                <text:p>21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1394">
                <text:p>21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1347">
                <text:p>21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21159">
                <text:p>21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4823">
                <text:p>24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1236">
                <text:p>21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2186">
                <text:p>22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34cm" svg:height="16.5cm" xlink:href=".." xlink:type="simple" chart:class="chart:scatter" chart:style-name="ch1">
        <chart:title svg:x="9.729cm" svg:y="0.466cm" chart:style-name="ch2">
          <text:p>Czas mnożenia macierzy w implementacji CUDA</text:p>
        </chart:title>
        <chart:plot-area chart:style-name="ch3" table:cell-range-address="Arkusz1.A70:Arkusz1.B155" chart:data-source-has-labels="row" svg:x="1.597cm" svg:y="1.575cm" svg:width="27.151cm" svg:height="13.614cm">
          <chart:coordinate-region svg:x="2.88cm" svg:y="1.774cm" svg:width="25.404cm" svg:height="12.768cm"/>
          <chart:axis chart:dimension="x" chart:name="primary-x" chart:style-name="ch4">
            <chart:title svg:x="13.884cm" svg:y="15.519cm" chart:style-name="ch5">
              <text:p>rozmiar macierzy</text:p>
            </chart:title>
          </chart:axis>
          <chart:axis chart:dimension="y" chart:name="primary-y" chart:style-name="ch6">
            <chart:title svg:x="0.451cm" svg:y="9.101cm" chart:style-name="ch7">
              <text:p>czas [ms]</text:p>
            </chart:title>
            <chart:grid chart:style-name="ch8" chart:class="major"/>
          </chart:axis>
          <chart:series chart:style-name="ch9" chart:values-cell-range-address="Arkusz1.B71:Arkusz1.B155" chart:label-cell-address="Arkusz1.B70:Arkusz1.B70" chart:class="chart:scatter">
            <chart:domain table:cell-range-address="Arkusz1.A71:Arkusz1.A155"/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time[ms]</text:p>
                <draw:g>
                  <svg:desc>Arkusz1.B70:Arkusz1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71:Arkusz1.A155</svg:desc>
                </draw:g>
              </table:table-cell>
              <table:table-cell office:value-type="float" office:value="0.000030756">
                <text:p>0.000030756</text:p>
                <draw:g>
                  <svg:desc>Arkusz1.B71:Arkusz1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0.0000144482">
                <text:p>0.0000144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0000134468">
                <text:p>0.0000134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0.0000157356">
                <text:p>0.0000157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0.0000191689">
                <text:p>0.0000191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.0000157356">
                <text:p>0.0000157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000147343">
                <text:p>0.0000147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.0000167847">
                <text:p>0.0000167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0.0000144005">
                <text:p>0.0000144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0.0000162601">
                <text:p>0.0000162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0000136852">
                <text:p>0.0000136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0.000014782">
                <text:p>0.000014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0.00001688">
                <text:p>0.00001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0.0000164986">
                <text:p>0.0000164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0.0000145912">
                <text:p>0.0000145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0.0000138283">
                <text:p>0.0000138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0.0000226021">
                <text:p>0.0000226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0.0000144958">
                <text:p>0.0000144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0000133991">
                <text:p>0.0000133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0.0000136852">
                <text:p>0.0000136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0.0000134468">
                <text:p>0.0000134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0.0000133038">
                <text:p>0.0000133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0.0000133514">
                <text:p>0.0000133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0.0000136375">
                <text:p>0.0000136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0.0000134945">
                <text:p>0.0000134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0.0000135422">
                <text:p>0.0000135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0.0000167847">
                <text:p>0.00001678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0.000014019">
                <text:p>0.000014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0.0000153065">
                <text:p>0.0000153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0.0000144958">
                <text:p>0.00001449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0.000014019">
                <text:p>0.000014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0.0000138283">
                <text:p>0.00001382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0.0000164509">
                <text:p>0.0000164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0.0000135422">
                <text:p>0.0000135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0.0000138283">
                <text:p>0.0000138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0.0000134945">
                <text:p>0.0000134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0.0000316143">
                <text:p>0.0000316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0.000056982">
                <text:p>0.0000569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0.0000516891">
                <text:p>0.00005168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0.0000613213">
                <text:p>0.0000613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0000612259">
                <text:p>0.0000612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0.0000586033">
                <text:p>0.0000586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0.0000752449">
                <text:p>0.0000752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0.0000879765">
                <text:p>0.0000879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0.0000967979">
                <text:p>0.00009679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0.0001134396">
                <text:p>0.0001134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0.0001272202">
                <text:p>0.0001272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0.0001402855">
                <text:p>0.00014028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0.0001541615">
                <text:p>0.0001541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0.0001685619">
                <text:p>0.0001685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0.0001866817">
                <text:p>0.0001866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0.0002025127">
                <text:p>0.0002025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0.0002195835">
                <text:p>0.0002195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0.0002366066">
                <text:p>0.00023660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0.0002551079">
                <text:p>0.00025510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0.000274229">
                <text:p>0.0002742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0.000293684">
                <text:p>0.000293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0.0003145218">
                <text:p>0.0003145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0.0003365993">
                <text:p>0.0003365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0.0003554344">
                <text:p>0.0003554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0.0003808975">
                <text:p>0.0003808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0.0004037857">
                <text:p>0.0004037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0.0004282951">
                <text:p>0.0004282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0.0004527092">
                <text:p>0.0004527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0.0004785538">
                <text:p>0.0004785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0.000504446">
                <text:p>0.0005044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0.00052948">
                <text:p>0.000529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0.0005834103">
                <text:p>0.0005834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0.0005852222">
                <text:p>0.0005852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0.0006141663">
                <text:p>0.0006141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0.0006412029">
                <text:p>0.00064120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0.0006739616">
                <text:p>0.0006739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0.0007002831">
                <text:p>0.0007002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0.0007372379">
                <text:p>0.0007372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0.0007687092">
                <text:p>0.0007687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0.0007998466">
                <text:p>0.0007998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0.0008349419">
                <text:p>0.0008349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0.0008687496">
                <text:p>0.0008687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0.0008999825">
                <text:p>0.00089998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0.0009400845">
                <text:p>0.0009400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0.0009733677">
                <text:p>0.00097336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0.0010120392">
                <text:p>0.0010120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0.00104599">
                <text:p>0.001045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0.0010877132">
                <text:p>0.0010877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0.0011209011">
                <text:p>0.00112090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